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ff" draw:fill-color="#9999ff" draw:textarea-horizontal-align="justify" draw:textarea-vertical-align="middle" draw:auto-grow-height="false" fo:min-height="0.75cm" fo:min-width="0cm"/>
    </style:style>
    <style:style style:name="gr2" style:family="graphic" style:parent-style-name="objectwithoutfill">
      <style:graphic-properties svg:stroke-color="#ff6600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18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07cm"/>
    </style:style>
    <style:style style:name="gr7" style:family="graphic" style:parent-style-name="standard">
      <style:graphic-properties svg:stroke-color="#6666ff" draw:fill-color="#ffffff" draw:textarea-horizontal-align="justify" draw:textarea-vertical-align="middle" draw:auto-grow-height="false" fo:min-height="1.862cm" fo:min-width="2.818cm"/>
    </style:style>
    <style:style style:name="gr8" style:family="graphic" style:parent-style-name="standard">
      <style:graphic-properties draw:stroke="none" svg:stroke-color="#000000" draw:fill="none" draw:fill-color="#ffffff" fo:min-height="1.625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horizontal-align="right" draw:textarea-vertical-align="middle" fo:padding-top="0.142cm" fo:padding-bottom="0.142cm" fo:padding-left="0.267cm" fo:padding-right="0.267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3333ff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12" style:family="paragraph">
      <style:text-properties fo:color="#6666ff"/>
    </style:style>
    <style:style style:name="P13" style:family="paragraph">
      <loext:graphic-properties draw:fill="none" draw:fill-color="#ffffff"/>
      <style:text-properties fo:color="#6666ff"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ff3333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3333ff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333ff" fo:font-size="10pt" style:font-size-asian="10pt" style:font-size-complex="10pt"/>
    </style:style>
    <style:style style:name="T10" style:family="text">
      <style:text-properties fo:color="#6666ff" fo:font-size="10pt" style:font-size-asian="10pt" style:font-size-complex="10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cm" svg:height="1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.5cm" svg:y="9.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5.999cm" svg:height="0.499cm" svg:x="1cm" svg:y="9.75cm" svg:viewBox="0 0 6000 500" draw:points="0,500 2750,500 2750,0 6000,0">
            <text:p/>
          </draw:polyline>
        </draw:g>
        <draw:g>
          <draw:custom-shape draw:style-name="gr1" draw:text-style-name="P1" draw:layer="layout" svg:width="0.5cm" svg:height="1cm" svg:x="10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0.8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1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1.8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2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2.8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3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3.8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4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4.8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5.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5.8cm" svg:y="9.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5.999cm" svg:height="0.499cm" svg:x="10.3cm" svg:y="9.75cm" svg:viewBox="0 0 6000 500" draw:points="0,500 2750,500 2750,0 6000,0">
            <text:p/>
          </draw:polyline>
        </draw:g>
        <draw:line draw:style-name="gr3" draw:text-style-name="P2" draw:layer="layout" svg:x1="3.75cm" svg:y1="9.5cm" svg:x2="3.75cm" svg:y2="6.625cm">
          <text:p/>
        </draw:line>
        <draw:line draw:style-name="gr3" draw:text-style-name="P2" draw:layer="layout" svg:x1="13.05cm" svg:y1="9.5cm" svg:x2="13.05cm" svg:y2="6.625cm">
          <text:p/>
        </draw:line>
        <draw:frame draw:style-name="gr4" draw:text-style-name="P3" draw:layer="layout" svg:width="4.342cm" svg:height="1.119cm" svg:x="1.625cm" svg:y="5.55cm">
          <draw:text-box>
            <text:p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 </text:span><text:span text:style-name="T1">t</text:span><text:span text:style-name="T1">a</text:span><text:span text:style-name="T1">g</text:span><text:span text:style-name="T1">:</text:span></text:p>
            <text:p><text:span text:style-name="T2">&lt;</text:span><text:span text:style-name="T2">a</text:span><text:span text:style-name="T2">c</text:span><text:span text:style-name="T2">q</text:span><text:span text:style-name="T2">_</text:span><text:span text:style-name="T2">i</text:span><text:span text:style-name="T2">n</text:span><text:span text:style-name="T2">f</text:span><text:span text:style-name="T2">o</text:span><text:span text:style-name="T2">_</text:span><text:span text:style-name="T2">t</text:span><text:span text:style-name="T2"> </text:span><text:span text:style-name="T3">a</text:span><text:span text:style-name="T3">c</text:span><text:span text:style-name="T3">q</text:span><text:span text:style-name="T3">_</text:span><text:span text:style-name="T3">s</text:span><text:span text:style-name="T3">t</text:span><text:span text:style-name="T3">a</text:span><text:span text:style-name="T3">m</text:span><text:span text:style-name="T3">p</text:span><text:span text:style-name="T2">&gt;</text:span></text:p>
          </draw:text-box>
        </draw:frame>
        <draw:frame draw:style-name="gr4" draw:text-style-name="P3" draw:layer="layout" svg:width="4.342cm" svg:height="1.119cm" svg:x="10.908cm" svg:y="5.5cm">
          <draw:text-box>
            <text:p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 </text:span><text:span text:style-name="T1">t</text:span><text:span text:style-name="T1">a</text:span><text:span text:style-name="T1">g</text:span><text:span text:style-name="T1">:</text:span></text:p>
            <text:p><text:span text:style-name="T2">&lt;</text:span><text:span text:style-name="T2">a</text:span><text:span text:style-name="T2">c</text:span><text:span text:style-name="T2">q</text:span><text:span text:style-name="T2">_</text:span><text:span text:style-name="T2">i</text:span><text:span text:style-name="T2">n</text:span><text:span text:style-name="T2">f</text:span><text:span text:style-name="T2">o</text:span><text:span text:style-name="T2">_</text:span><text:span text:style-name="T2">t</text:span><text:span text:style-name="T2"> </text:span><text:span text:style-name="T3">a</text:span><text:span text:style-name="T3">c</text:span><text:span text:style-name="T3">q</text:span><text:span text:style-name="T3">_</text:span><text:span text:style-name="T3">s</text:span><text:span text:style-name="T3">t</text:span><text:span text:style-name="T3">a</text:span><text:span text:style-name="T3">m</text:span><text:span text:style-name="T3">p</text:span><text:span text:style-name="T2">&gt;</text:span></text:p>
          </draw:text-box>
        </draw:frame>
        <draw:frame draw:style-name="gr5" draw:text-style-name="P4" draw:layer="layout" svg:width="7.375cm" svg:height="2.221cm" svg:x="3.625cm" svg:y="6.55cm">
          <draw:text-box>
            <text:p><text:span text:style-name="T3">→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text:span text:style-name="T3">_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=</text:span><text:span text:style-name="T3"> </text:span><text:span text:style-name="T4">U</text:span><text:span text:style-name="T4">T</text:span><text:span text:style-name="T4">C</text:span><text:span text:style-name="T4"> </text:span><text:span text:style-name="T4">o</text:span><text:span text:style-name="T4">n</text:span><text:span text:style-name="T4"> </text:span><text:span text:style-name="T4">h</text:span><text:span text:style-name="T4">o</text:span><text:span text:style-name="T4">s</text:span><text:span text:style-name="T4">t</text:span></text:p>
            <text:p><text:span text:style-name="T3">→</text:span><text:span text:style-name="T3">l</text:span><text:span text:style-name="T3">a</text:span><text:span text:style-name="T3">s</text:span><text:span text:style-name="T3">t</text:span><text:span text:style-name="T3">_</text:span><text:span text:style-name="T3">b</text:span><text:span text:style-name="T3">e</text:span><text:span text:style-name="T3">a</text:span><text:span text:style-name="T3">m</text:span><text:span text:style-name="T3">_</text:span><text:span text:style-name="T3">i</text:span><text:span text:style-name="T3">n</text:span><text:span text:style-name="T3">_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=</text:span><text:span text:style-name="T3"> </text:span><text:span text:style-name="T4">0</text:span><text:span text:style-name="T4">.</text:span><text:span text:style-name="T4">0</text:span></text:p>
            <text:p><text:span text:style-name="T3">→</text:span><text:span text:style-name="T3">u</text:span><text:span text:style-name="T3">s</text:span><text:span text:style-name="T3">e</text:span><text:span text:style-name="T3">r</text:span><text:span text:style-name="T3">_</text:span><text:span text:style-name="T3">d</text:span><text:span text:style-name="T3">e</text:span><text:span text:style-name="T3">l</text:span><text:span text:style-name="T3">a</text:span><text:span text:style-name="T3">y</text:span><text:span text:style-name="T3"> </text:span><text:span text:style-name="T3"><text:s/></text:span><text:span text:style-name="T3">=</text:span><text:span text:style-name="T3"> </text:span><text:span text:style-name="T4">0</text:span><text:span text:style-name="T4">.</text:span><text:span text:style-name="T4">0</text:span></text:p>
            <text:p><text:span text:style-name="T3">→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_</text:span><text:span text:style-name="T3">d</text:span><text:span text:style-name="T3">e</text:span><text:span text:style-name="T3">l</text:span><text:span text:style-name="T3">a</text:span><text:span text:style-name="T3">y</text:span><text:span text:style-name="T3"> </text:span><text:span text:style-name="T3"><text:s/></text:span><text:span text:style-name="T3">=</text:span><text:span text:style-name="T3"> </text:span><text:span text:style-name="T4">0</text:span><text:span text:style-name="T4">.</text:span><text:span text:style-name="T4">0</text:span></text:p>
            <text:p><text:span text:style-name="T5">.</text:span><text:span text:style-name="T5">.</text:span><text:span text:style-name="T5">.</text:span></text:p>
          </draw:text-box>
        </draw:frame>
        <draw:frame draw:style-name="gr5" draw:text-style-name="P4" draw:layer="layout" svg:width="7.375cm" svg:height="2.221cm" svg:x="12.975cm" svg:y="6.5cm">
          <draw:text-box>
            <text:p><text:span text:style-name="T3">→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text:span text:style-name="T3">_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=</text:span><text:span text:style-name="T3"> </text:span><text:span text:style-name="T6">W</text:span><text:span text:style-name="T6">R</text:span><text:span text:style-name="T6"> </text:span><text:span text:style-name="T6">T</text:span><text:span text:style-name="T6">i</text:span><text:span text:style-name="T6">m</text:span><text:span text:style-name="T6">i</text:span><text:span text:style-name="T6">n</text:span><text:span text:style-name="T6">g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  <text:p><text:span text:style-name="T3">→</text:span><text:span text:style-name="T3">l</text:span><text:span text:style-name="T3">a</text:span><text:span text:style-name="T3">s</text:span><text:span text:style-name="T3">t</text:span><text:span text:style-name="T3">_</text:span><text:span text:style-name="T3">b</text:span><text:span text:style-name="T3">e</text:span><text:span text:style-name="T3">a</text:span><text:span text:style-name="T3">m</text:span><text:span text:style-name="T3">_</text:span><text:span text:style-name="T3">i</text:span><text:span text:style-name="T3">n</text:span><text:span text:style-name="T3">_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=</text:span><text:span text:style-name="T3"> </text:span><text:span text:style-name="T7">f</text:span><text:span text:style-name="T7">r</text:span><text:span text:style-name="T7">o</text:span><text:span text:style-name="T7">m</text:span><text:span text:style-name="T7"> </text:span><text:span text:style-name="T7">W</text:span><text:span text:style-name="T7">R</text:span></text:p>
            <text:p><text:span text:style-name="T3">→</text:span><text:span text:style-name="T3">u</text:span><text:span text:style-name="T3">s</text:span><text:span text:style-name="T3">e</text:span><text:span text:style-name="T3">r</text:span><text:span text:style-name="T3">_</text:span><text:span text:style-name="T3">d</text:span><text:span text:style-name="T3">e</text:span><text:span text:style-name="T3">l</text:span><text:span text:style-name="T3">a</text:span><text:span text:style-name="T3">y</text:span><text:span text:style-name="T3"> </text:span><text:span text:style-name="T3"><text:s/></text:span><text:span text:style-name="T3">=</text:span><text:span text:style-name="T7"> </text:span><text:span text:style-name="T7">&lt;</text:span><text:span text:style-name="T7">u</text:span><text:span text:style-name="T7">s</text:span><text:span text:style-name="T7">e</text:span><text:span text:style-name="T7">r</text:span><text:span text:style-name="T7"> </text:span><text:span text:style-name="T7">s</text:span><text:span text:style-name="T7">u</text:span><text:span text:style-name="T7">p</text:span><text:span text:style-name="T7">p</text:span><text:span text:style-name="T7">l</text:span><text:span text:style-name="T7">i</text:span><text:span text:style-name="T7">e</text:span><text:span text:style-name="T7">d</text:span><text:span text:style-name="T7">&gt;</text:span></text:p>
            <text:p><text:span text:style-name="T3">→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_</text:span><text:span text:style-name="T3">d</text:span><text:span text:style-name="T3">e</text:span><text:span text:style-name="T3">l</text:span><text:span text:style-name="T3">a</text:span><text:span text:style-name="T3">y</text:span><text:span text:style-name="T3"> </text:span><text:span text:style-name="T3"><text:s/></text:span><text:span text:style-name="T3">=</text:span><text:span text:style-name="T3"> </text:span><text:span text:style-name="T4">0</text:span><text:span text:style-name="T4">.</text:span><text:span text:style-name="T4">0</text:span></text:p>
            <text:p><text:span text:style-name="T5">.</text:span><text:span text:style-name="T5">.</text:span><text:span text:style-name="T5">.</text:span></text:p>
          </draw:text-box>
        </draw:frame>
        <draw:custom-shape draw:style-name="gr6" draw:text-style-name="P5" draw:layer="layout" svg:width="2.75cm" svg:height="0.5cm" svg:x="7.25cm" svg:y="9.75cm">
          <text:p/>
          <draw:enhanced-geometry svg:viewBox="0 0 21600 21600" draw:text-areas="0 ?f0 ?f5 ?f2" draw:type="right-arrow" draw:modifiers="18121.7011995638 5906.58682634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4.498cm" svg:height="0.645cm" svg:x="1.502cm" svg:y="10.605cm">
          <draw:text-box>
            <text:p><text:span text:style-name="T3">block_digitizer_impl.[cc,h]</text:span></text:p>
          </draw:text-box>
        </draw:frame>
        <draw:frame draw:style-name="gr4" draw:text-style-name="P6" draw:layer="layout" svg:width="6.518cm" svg:height="1.039cm" svg:x="9.825cm" svg:y="10.525cm">
          <draw:text-box>
            <text:p><text:span text:style-name="T3">t</text:span><text:span text:style-name="T3">i</text:span><text:span text:style-name="T3">m</text:span><text:span text:style-name="T3">e</text:span><text:span text:style-name="T3">_</text:span><text:span text:style-name="T3">r</text:span><text:span text:style-name="T3">e</text:span><text:span text:style-name="T3">a</text:span><text:span text:style-name="T3">l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_</text:span><text:span text:style-name="T3">f</text:span><text:span text:style-name="T3">f</text:span><text:span text:style-name="T3">_</text:span><text:span text:style-name="T3">i</text:span><text:span text:style-name="T3">m</text:span><text:span text:style-name="T3">p</text:span><text:span text:style-name="T3">l</text:span><text:span text:style-name="T3">.</text:span><text:span text:style-name="T3">[</text:span><text:span text:style-name="T3">c</text:span><text:span text:style-name="T3">c</text:span><text:span text:style-name="T3">,</text:span><text:span text:style-name="T3">h</text:span><text:span text:style-name="T3">]</text:span></text:p>
            <text:p><text:span text:style-name="T3">a</text:span><text:span text:style-name="T3">k</text:span><text:span text:style-name="T3">a</text:span><text:span text:style-name="T3">.</text:span><text:span text:style-name="T3"> </text:span><text:span text:style-name="T3">G</text:span><text:span text:style-name="T3">R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:</text:span><text:span text:style-name="T3"> </text:span><text:span text:style-name="T3">‘</text:span><text:span text:style-name="T3">B</text:span><text:span text:style-name="T3">.</text:span><text:span text:style-name="T3">2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’</text:span></text:p>
          </draw:text-box>
        </draw:frame>
        <draw:frame draw:style-name="gr4" draw:text-style-name="P8" draw:layer="layout" svg:width="1.493cm" svg:height="0.725cm" svg:x="3.625cm" svg:y="9.625cm">
          <draw:text-box>
            <text:p text:style-name="P7"><text:span text:style-name="T8">edge</text:span></text:p>
          </draw:text-box>
        </draw:frame>
        <draw:frame draw:style-name="gr4" draw:text-style-name="P8" draw:layer="layout" svg:width="1.493cm" svg:height="0.725cm" svg:x="12.926cm" svg:y="9.626cm">
          <draw:text-box>
            <text:p text:style-name="P7"><text:span text:style-name="T8">edge</text:span></text:p>
          </draw:text-box>
        </draw:frame>
        <draw:custom-shape draw:style-name="gr7" draw:text-style-name="P9" draw:layer="layout" svg:width="4.125cm" svg:height="2.625cm" svg:x="15.625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" draw:text-style-name="P11" draw:layer="layout" svg:width="3.375cm" svg:height="2.221cm" svg:x="16.375cm" svg:y="2.225cm">
          <draw:text-box>
            <text:p text:style-name="P10"><text:span text:style-name="T9">WR timing evt #N</text:span></text:p>
            <text:p text:style-name="P10"><text:span text:style-name="T9">...</text:span></text:p>
            <text:p text:style-name="P10"><text:span text:style-name="T9">WR timing evt #2</text:span></text:p>
            <text:p text:style-name="P10"><text:span text:style-name="T9">WR timing evt #1</text:span></text:p>
            <text:p text:style-name="P10"><text:span text:style-name="T9"/></text:p>
          </draw:text-box>
        </draw:frame>
        <draw:frame draw:style-name="gr4" draw:text-style-name="P13" draw:layer="layout" svg:width="2.005cm" svg:height="0.645cm" svg:x="17.995cm" svg:y="4.73cm">
          <draw:text-box>
            <text:p text:style-name="P12"><text:span text:style-name="T10">R</text:span><text:span text:style-name="T10">T</text:span><text:span text:style-name="T10"> 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9" draw:text-style-name="P14" draw:layer="layout" svg:width="0.5cm" svg:height="2cm" svg:x="17.625cm" svg:y="4.3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6" draw:layer="layout" svg:x1="1cm" svg:y1="5cm" svg:x2="17.5cm" svg:y2="5cm">
          <text:p text:style-name="P15"><text:span text:style-name="T11">F</text:span><text:span text:style-name="T11">E</text:span><text:span text:style-name="T11">S</text:span><text:span text:style-name="T11">A</text:span></text:p>
          <text:p text:style-name="P15"><text:span text:style-name="T11">G</text:span><text:span text:style-name="T11">R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lph J. Steinhagen</meta:initial-creator>
    <meta:creation-date>2018-03-24T15:18:54.343496117</meta:creation-date>
    <dc:date>2018-03-24T16:04:17.711330174</dc:date>
    <dc:creator>Ralph J. Steinhagen</dc:creator>
    <meta:editing-duration>PT34M26S</meta:editing-duration>
    <meta:editing-cycles>9</meta:editing-cycles>
    <meta:generator>LibreOffice/5.4.5.1$Linux_X86_64 LibreOffice_project/40m0$Build-1</meta:generator>
    <meta:document-statistic meta:object-count="44"/>
  </office:meta>
</office:document-meta>
</file>